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04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02 2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0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06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13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17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06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07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18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2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07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0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0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02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8-27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8-26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4-0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21-03-04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19-12-12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18-12-19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18-02-06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17-03-29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16-07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16-02-2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15-02-2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14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13-04-0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12-03-1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11-06-2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11-01-2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10-09-0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10-03-16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09-08-0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09-03-24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08-08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08-03-26 0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07-08-0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07-03-05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06-07-18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02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0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0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00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200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1999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1999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199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1998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1997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199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199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1996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1996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1995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1995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1994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199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255108053202</text:p>
          </table:table-cell>
          <table:table-cell office:value-type="string" calcext:value-type="string">
            <text:p>199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4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836" meta:object-count="0"/>
    <meta:user-defined meta:name="AppVersion">3.0</meta:user-defined>
  </office:meta>
</office:document-meta>
</file>